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RunnerTest.runner_in_multi_threaded_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InTestUse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thUnrelatedAssertionFailure.failing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RunnerTest.fails_when_stubs_were_not_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ubbingInBeforeUnused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UsedFromDifferentThread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nerAndRule.passing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InTestUnuse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ubbingInBeforeUse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RunnerTest.does_not_report_unused_stubs_when_different_failure_is_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RunnerTest.runner_can_coexist_with_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RunnerTest.succeeds_when_all_stubs_were_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ubUsedFromDifferentThread.passing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ingInConstructorUnused.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ubbingInBeforeUnused.dumm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WithUnrelatedAssertionFailure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UnrelatedAssertionFailure.passing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InConstructorUsed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